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0" style:family="paragraph" style:parent-style-name="Heading_20_3">
      <style:text-properties fo:language="ru" fo:country="RU"/>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2"/>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391551823026565139"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text:soft-page-break/>– Нам нужно торопиться. У меня есть нехорошее предчувствие, а я привыкла доверять своим ощущениям.</text:p>
      <text:p text:style-name="P47"/>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Как-то оно нехорошо звучит. А если она зацепит что-нибудь важное при стирании?</text:p>
      <text:p text:style-name="P47"/>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text:soft-page-break/></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soft-page-break/></text:p>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text:soft-page-break/>–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text:soft-page-break/>–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text:soft-page-break/>–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text:soft-page-break/>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text:soft-page-break/></text:p>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text:soft-page-break/>–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text:soft-page-break/>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text:soft-page-break/>–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text:soft-page-break/>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text:soft-page-break/>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text:soft-page-break/>–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text:soft-page-break/></text:p>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soft-page-break/></text:p>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1"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text:soft-page-break/>–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text:soft-page-break/>–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text:soft-page-break/>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oft-page-break/><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text:soft-page-break/>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text:soft-page-break/>–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text:soft-page-break/>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text:soft-page-break/>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text:soft-page-break/>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text:soft-page-break/>–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text:soft-page-break/>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oft-page-break/><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text:soft-page-break/>–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text:soft-page-break/>–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text:soft-page-break/>–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text:soft-page-break/>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text:soft-page-break/></text:p>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text:soft-page-break/>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text:soft-page-break/>–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text:soft-page-break/>–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text:soft-page-break/>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text:soft-page-break/>–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text:soft-page-break/>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text:soft-page-break/>–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text:soft-page-break/>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text:soft-page-break/>–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text:soft-page-break/></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oft-page-break/><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oft-page-break/><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oft-page-break/><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text:soft-page-break/></text:p>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text:soft-page-break/>«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text:soft-page-break/>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text:soft-page-break/>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text:soft-page-break/>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text:soft-page-break/></text:p>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text:soft-page-break/>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oft-page-break/><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oft-page-break/><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oft-page-break/><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text:soft-page-break/>–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text:soft-page-break/>–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1"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25T17:46:03.539004878</dc:date>
    <meta:editing-duration>P147DT2H52M8S</meta:editing-duration>
    <meta:editing-cycles>9343</meta:editing-cycles>
    <meta:generator>LibreOffice/5.1.6.2$Linux_X86_64 LibreOffice_project/10m0$Build-2</meta:generator>
    <meta:printed-by>макс </meta:printed-by>
    <meta:print-date>2017-08-23T21:51:29.95</meta:print-date>
    <meta:document-statistic meta:table-count="0" meta:image-count="0" meta:object-count="0" meta:page-count="235" meta:paragraph-count="4739" meta:word-count="101166" meta:character-count="670291" meta:non-whitespace-character-count="569381"/>
  </office:meta>
</office:document-meta>
</file>